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9401" officeooo:paragraph-rsid="000a9401"/>
    </style:style>
    <style:style style:name="P2" style:family="paragraph" style:parent-style-name="Standard">
      <style:paragraph-properties fo:text-align="center" style:justify-single-word="false"/>
      <style:text-properties officeooo:rsid="000a9401" officeooo:paragraph-rsid="000a9401"/>
    </style:style>
    <style:style style:name="P3" style:family="paragraph" style:parent-style-name="Standard">
      <style:text-properties officeooo:rsid="000a9a36" officeooo:paragraph-rsid="000a9a36"/>
    </style:style>
    <style:style style:name="P4" style:family="paragraph" style:parent-style-name="Standard">
      <style:text-properties officeooo:rsid="000b4c6e" officeooo:paragraph-rsid="000b4c6e"/>
    </style:style>
    <style:style style:name="P5" style:family="paragraph" style:parent-style-name="Table_20_Contents">
      <style:text-properties officeooo:rsid="000a9401" officeooo:paragraph-rsid="000a9401"/>
    </style:style>
    <style:style style:name="T1"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3</text:p>
      <text:p text:style-name="P1"/>
      <text:p text:style-name="P2"><text:span text:style-name="T1">Average Memory Access Times for Three Prefetcher Configurations for Compress Benchmark</text:span></text:p>
      <text:p text:style-name="P2"><text:span text:style-name="T1"/></text:p>
      <table:table table:name="Table1" table:style-name="Table1">
        <table:table-column table:style-name="Table1.A" table:number-columns-repeated="4"/>
        <table:table-row>
          <table:table-cell table:style-name="Table1.A1" office:value-type="string">
            <text:p text:style-name="P5">Config</text:p>
          </table:table-cell>
          <table:table-cell table:style-name="Table1.A1" office:value-type="string">
            <text:p text:style-name="P5">L1 Miss Rate</text:p>
          </table:table-cell>
          <table:table-cell table:style-name="Table1.A1" office:value-type="string">
            <text:p text:style-name="P5">L2 Miss Rate</text:p>
          </table:table-cell>
          <table:table-cell table:style-name="Table1.D1" office:value-type="string">
            <text:p text:style-name="P5">Average Access Time</text:p>
          </table:table-cell>
        </table:table-row>
        <table:table-row>
          <table:table-cell table:style-name="Table1.A2" office:value-type="string">
            <text:p text:style-name="P5">Baseline</text:p>
          </table:table-cell>
          <table:table-cell table:style-name="Table1.A2" office:value-type="string">
            <text:p text:style-name="P5">0.0416</text:p>
          </table:table-cell>
          <table:table-cell table:style-name="Table1.A2" office:value-type="string">
            <text:p text:style-name="P5">0.114</text:p>
          </table:table-cell>
          <table:table-cell table:style-name="Table1.D2" office:value-type="string">
            <text:p text:style-name="P5">1.801</text:p>
          </table:table-cell>
        </table:table-row>
        <table:table-row>
          <table:table-cell table:style-name="Table1.A2" office:value-type="string">
            <text:p text:style-name="P5">Next-line Prefetcher</text:p>
          </table:table-cell>
          <table:table-cell table:style-name="Table1.A2" office:value-type="string">
            <text:p text:style-name="P5">0.0416</text:p>
          </table:table-cell>
          <table:table-cell table:style-name="Table1.A2" office:value-type="string">
            <text:p text:style-name="P5">0.114</text:p>
          </table:table-cell>
          <table:table-cell table:style-name="Table1.D2" office:value-type="string">
            <text:p text:style-name="P5">1.801</text:p>
          </table:table-cell>
        </table:table-row>
        <table:table-row>
          <table:table-cell table:style-name="Table1.A2" office:value-type="string">
            <text:p text:style-name="P5">Stride Prefetcher</text:p>
          </table:table-cell>
          <table:table-cell table:style-name="Table1.A2" office:value-type="string">
            <text:p text:style-name="P5">0.0421</text:p>
          </table:table-cell>
          <table:table-cell table:style-name="Table1.A2" office:value-type="string">
            <text:p text:style-name="P5">0.1109</text:p>
          </table:table-cell>
          <table:table-cell table:style-name="Table1.D2" office:value-type="string">
            <text:p text:style-name="P5">1.799</text:p>
          </table:table-cell>
        </table:table-row>
      </table:table>
      <text:p text:style-name="P1"/>
      <text:p text:style-name="P1">It is told that a L1 access takes 1 unit of time, an L2 access takes 10, and a memory access takes 100. With these hit times, the following formula was used to calculate the average access time for each of the pre-fetcher configurations.</text:p>
      <text:p text:style-name="P1"/>
      <text:p text:style-name="P1">Average Access Time = 1*(1-L1_Miss_Rate) +10*(L1_Miss_Rate)*(1-L2_Miss_Rate) + <text:tab/><text:tab/><text:tab/><text:tab/><text:tab/> <text:s text:c="2"/>100*(L1_Miss_Rate)*(L2_Miss_Rate)</text:p>
      <text:p text:style-name="P1"/>
      <text:p text:style-name="P1">To calculate the average access time, the expected value for all possible hit/miss outcomes must be calculated. If there is an L1 hit, then the access time will be 1 time unit with rate (1-L1_Miss_Rate). However, an access time of 10 units will occur when L2 hits given that L1 misses. This scenario occurs with rate L1_Miss_Rate*(1-L2_Miss_Rate). Finally, the scenario that both caches miss will result in a memory access of 100 time units of latency. This case occurs with rate L1_Miss_Rate*L2_Miss_Rate.</text:p>
      <text:p text:style-name="P1"/>
      <text:p text:style-name="P4">Question 5</text:p>
      <text:p text:style-name="P4"/>
      <text:p text:style-name="P4">A statistic to include would be a calculated average access time, given user provided access latencies for each of the caches – similar to question 3. The statistic would provide a high-level performance metric of the cache prefetcher used. Another useful statistic would be to count the number of times that <text:s/>a block was prefetched and not used. This statistic would measure how much the prefetcher is polluting the cache with useless entries, which gauges the accuracy of the prefetcher. Furthermore, this statsitic could be extended by also measuring how many times a prefetched block was used. This measure would indicate the amount of improvement of overall performance attributed to the prefetching algorithm. </text:p>
      <text:p text:style-name="P4"/>
      <text:p text:style-name="P3">Statement of Work Completed by Each Partner</text:p>
      <text:p text:style-name="P3"/>
      <text:p text:style-name="P3">During this lab, Yi Fan created the three microbenchmark test programs used to debug and validate the effectiveness of the three prefetchers: nextline, stride, and the open-ended design. Yi Fan also provided suggestions for the open-ended design as well as produce some of the results and figures shown in this report. Jianwei created the simulation implementation of the stride prefetcher and the open-ended design, along with providing open-ended design suggestions and debugging. Jianwei also wrote a portion of this report.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8:44:55.248795451</meta:creation-date>
    <dc:date>2016-11-20T19:19:18.012216174</dc:date>
    <meta:editing-duration>PT34M21S</meta:editing-duration>
    <meta:editing-cycles>3</meta:editing-cycles>
    <meta:generator>LibreOffice/4.3.3.2$Linux_X86_64 LibreOffice_project/430m0$Build-2</meta:generator>
    <meta:document-statistic meta:table-count="1" meta:image-count="0" meta:object-count="0" meta:page-count="1" meta:paragraph-count="25" meta:word-count="372" meta:character-count="2399" meta:non-whitespace-character-count="2040"/>
  </office:meta>
</office:document-meta>
</file>